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3bf" officeooo:paragraph-rsid="0018c3bf"/>
    </style:style>
    <style:style style:name="P2" style:family="paragraph" style:parent-style-name="Standard">
      <style:text-properties officeooo:rsid="0019f81b" officeooo:paragraph-rsid="0019f81b"/>
    </style:style>
    <style:style style:name="T1" style:family="text">
      <style:text-properties officeooo:rsid="0019f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cha del alumno</text:h>
      <text:h text:style-name="Heading_20_2" text:outline-level="2">Datos personales y familiares</text:h>
      <text:p text:style-name="P1">Nombre:</text:p>
      <text:p text:style-name="P1">Apellidos:</text:p>
      <text:p text:style-name="P1">Domicilio:</text:p>
      <text:p text:style-name="P1">Población:</text:p>
      <text:p text:style-name="P1">Fecha de nacimiento:</text:p>
      <text:p text:style-name="P1">Nombre del padre: <text:s text:c="54"/>Profesión:</text:p>
      <text:p text:style-name="P1">Nombre de la madre: <text:s text:c="50"/>Profesión:</text:p>
      <text:p text:style-name="P1">Teléfono:</text:p>
      <text:p text:style-name="P1">Teléfono familiar:</text:p>
      <text:p text:style-name="P1">Durante la semana resides en la residencia escolar: si / no</text:p>
      <text:p text:style-name="P1">En caso de tener algún hermano en el centro indica en que curso:</text:p>
      <text:p text:style-name="P1">Correo (gmail):</text:p>
      <text:p text:style-name="P2">Nombre de usuario moodle:</text:p>
      <text:p text:style-name="P1">twitter:</text:p>
      <text:p text:style-name="P1">Usa vehículo propio: si / no</text:p>
      <text:p text:style-name="P1">Parada de guagua:</text:p>
      <text:p text:style-name="P1"/>
      <text:h text:style-name="Heading_20_2" text:outline-level="2">Datos académicos</text:h>
      <text:p text:style-name="P1">Centro educativo en el que estudiaste el curso anterior:</text:p>
      <text:p text:style-name="P1">Estudios cursados el curso anterior <text:span text:style-name="T1">a llegar al ciclo</text:span>:</text:p>
      <text:p text:style-name="P1">Estudios terminados:</text:p>
      <text:p text:style-name="P1">Si has repetido curso a lo largo de toda tu escolaridad indica cuál o cuáles:</text:p>
      <text:p text:style-name="P2">En caso de ser repetidor indica los módulos que tienes pendientes:</text:p>
      <text:p text:style-name="P1"/>
      <text:h text:style-name="Heading_20_2" text:outline-level="2">Datos médicos</text:h>
      <text:p text:style-name="P1">En caso de tener alguna enfermedad o alergia indica cuál:</text:p>
      <text:p text:style-name="P1"/>
      <text:h text:style-name="Heading_20_2" text:outline-level="2">Otros datos de carácter general</text:h>
      <text:p text:style-name="P1">Si acudes a alguna actividad fuera del horario escolar indica cuáles:</text:p>
      <text:p text:style-name="P1">Si perteneces a alguna asociación, club indica cuáles: </text:p>
      <text:p text:style-name="P1">Si quieres hacer algún comentario libre a tu tutor escríbelo a continuació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8:59:48.254513112</meta:creation-date>
    <dc:date>2014-09-12T09:35:12.220235650</dc:date>
    <meta:editing-duration>PT1M4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30" meta:word-count="162" meta:character-count="1097" meta:non-whitespace-character-count="860"/>
  </office:meta>
</office:document-meta>
</file>